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FFB7843D.png"/>
  <manifest:file-entry manifest:media-type="image/png" manifest:full-path="Pictures/100000000000031A00000253D1D24142.png"/>
  <manifest:file-entry manifest:media-type="image/png" manifest:full-path="Pictures/10000000000003200000025830674EDA.png"/>
  <manifest:file-entry manifest:media-type="image/png" manifest:full-path="Pictures/10000000000003200000025819812F21.png"/>
  <manifest:file-entry manifest:media-type="image/png" manifest:full-path="Pictures/1000000000000320000002581B42268A.png"/>
  <manifest:file-entry manifest:media-type="image/png" manifest:full-path="Pictures/1000000000000640000004B063BF812E.png"/>
  <manifest:file-entry manifest:media-type="image/png" manifest:full-path="Pictures/1000000000000640000004B0EC954AEF.png"/>
  <manifest:file-entry manifest:media-type="image/png" manifest:full-path="Pictures/1000000000000320000002580E1B1ACF.png"/>
  <manifest:file-entry manifest:media-type="image/png" manifest:full-path="Pictures/1000000000000320000002588695583A.png"/>
  <manifest:file-entry manifest:media-type="image/png" manifest:full-path="Pictures/1000000000000640000004B0F8982FA6.png"/>
  <manifest:file-entry manifest:media-type="image/png" manifest:full-path="Pictures/1000000000000320000002585C39BAEF.png"/>
  <manifest:file-entry manifest:media-type="image/png" manifest:full-path="Pictures/100000000000032000000258EC0B43F6.png"/>
  <manifest:file-entry manifest:media-type="image/png" manifest:full-path="Pictures/1000000000000640000004B02C5236E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8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17.935cm"/>
    </style:style>
    <style:style style:name="pr7" style:family="presentation" style:parent-style-name="Default-outline1">
      <style:graphic-properties draw:stroke="none" draw:fill="none" fo:min-height="1.2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1.077cm" svg:x="1.217cm" svg:y="-1.797cm" presentation:class="title" presentation:user-transformed="true">
          <draw:text-box>
            <text:p>Извлечение структурированных знаний из инфобоксов в википедии<text:line-break/>или(???)<text:line-break/> Cоздание базы знаний на основе википедии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list text:style-name="L2">
              <text:list-header>
                <text:p text:style-name="P1">Залим Башоров</text:p>
                <text:p text:style-name="P1">bashorov@gmail.com</text:p>
                <text:p text:style-name="P1"/>
                <text:p text:style-name="P1">СПбАУ</text:p>
                <text:p text:style-name="P1">2011</text:p>
              </text:list-header>
            </text:list>
          </draw:text-box>
        </draw:frame>
        <presentation:notes draw:style-name="dp2">
          <draw:page-thumbnail draw:style-name="gr1" draw:layer="layout" svg:width="13.579cm" svg:height="11.136cm" svg:x="3.703cm" svg:y="2.256cm" draw:page-number="1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Задача</text:p>
          </draw:text-box>
        </draw:frame>
        <draw:frame presentation:style-name="pr4" draw:layer="layout" svg:width="25.199cm" svg:height="13.859cm" svg:x="1.4cm" svg:y="4.914cm" presentation:class="outline">
          <draw:text-box>
            <text:p>Создать базу знаний(онтологию) на основе википедии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>
          <draw:text-box>
            <text:p>Пример сущностей и связей: (сущность1, сущность2, отношение) (Санкт-Петербург, 1703, основан в) (Зенит, 2008, выиграл кубок УЕФА) (Пушкин, Москва, родился в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3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Технологии и инструменты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Java</text:p>
              </text:list-item>
              <text:list-item>
                <text:p>JUnit</text:p>
              </text:list-item>
              <text:list-item>
                <text:p>Log4J</text:p>
              </text:list-item>
              <text:list-item>
                <text:p>Git</text:p>
              </text:list-item>
              <text:list-item>
                <text:p>Wikimedia API</text:p>
              </text:list-item>
              <text:list-item>
                <text:p>IDEA (?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4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Результаты: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Паук</text:p>
              </text:list-item>
              <text:list-item>
                <text:p>Парсер</text:p>
              </text:list-item>
              <text:list-item>
                <text:p>Построение онтологии (?)</text:p>
              </text:list-item>
              <text:list-item>
                <text:p>(github) <text:a xlink:href="http://j.mp/onto11">http://j.mp/onto11</text:a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5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Результаты: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Паук</text:p>
              </text:list-item>
              <text:list-item>
                <text:p>Парсер</text:p>
              </text:list-item>
              <text:list-item>
                <text:p>– Построение онтологии (?)</text:p>
              </text:list-item>
              <text:list-item>
                <text:p>Src(github): <text:a xlink:href="http://j.mp/onto11">http://j.mp/onto11</text:a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6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frame presentation:style-name="pr6" draw:layer="layout" svg:width="25.199cm" svg:height="17.935cm" svg:x="1.4cm" svg:y="0.837cm" presentation:class="subtitle">
          <draw:text-box>
            <text:p>Спасибо за внимание!</text:p>
          </draw:text-box>
        </draw:frame>
        <draw:frame draw:style-name="gr2" draw:text-style-name="P1" draw:layer="layout" svg:width="9.002cm" svg:height="2.14cm" svg:x="17.414cm" svg:y="17.272cm">
          <draw:text-box>
            <text:list text:style-name="L2">
              <text:list-header>
                <text:p text:style-name="P1">Залим Башоров</text:p>
                <text:p text:style-name="P1">bashorov@gmail.com</text:p>
              </text:list-header>
            </text:list>
          </draw:text-box>
        </draw:frame>
        <draw:frame presentation:style-name="pr7" draw:layer="layout" svg:width="14.774cm" svg:height="1.509cm" svg:x="16.722cm" svg:y="15.763cm">
          <draw:text-box>
            <text:list text:style-name="L3">
              <text:list-header>
                <text:p>src(github): <text:a xlink:href="http://j.mp/onto11">http://j.mp/onto11</text:a> </text:p>
              </text:list-header>
            </text:list>
          </draw:text-box>
        </draw:frame>
        <presentation:notes draw:style-name="dp2">
          <draw:page-thumbnail draw:style-name="gr1" draw:layer="layout" svg:width="13.579cm" svg:height="11.136cm" svg:x="3.703cm" svg:y="2.256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aqua1" xlink:href="Pictures/100000000000031A00000253D1D24142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water" xlink:href="Pictures/1000000000000320000002588695583A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AR PL KaitiM GB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6.7999992370605pt" fo:font-style="normal" fo:text-shadow="none" style:text-underline-style="none" fo:font-weight="normal" style:letter-kerning="true" style:font-family-asian="'AR PL KaitiM GB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6" draw:text-style-name="MP14" draw:layer="backgroundobjects" svg:width="6.523cm" svg:height="1.448cm" svg:x="1.4cm" svg:y="19.131cm" presentation:class="date-time">
        <draw:text-box>
          <text:p text:style-name="MP14"><presentation:date-time/></text:p>
        </draw:text-box>
      </draw:frame>
      <draw:frame presentation:style-name="Mpr6" draw:text-style-name="MP15" draw:layer="backgroundobjects" svg:width="8.875cm" svg:height="1.448cm" svg:x="9.576cm" svg:y="19.131cm" presentation:class="footer">
        <draw:text-box>
          <text:p text:style-name="MP15"><presentation:footer/></text:p>
        </draw:text-box>
      </draw:frame>
      <draw:frame presentation:style-name="Mpr6" draw:text-style-name="MP16" draw:layer="backgroundobjects" svg:width="6.523cm" svg:height="1.448cm" svg:x="20.076cm" svg:y="19.131cm" presentation:class="page-number">
        <draw:text-box>
          <text:p text:style-name="MP16"><text:page-number>&lt;number&gt;</text:page-number></text:p>
        </draw:text-box>
      </draw:frame>
      <presentation:notes style:page-layout-name="PM2">
        <draw:page-thumbnail presentation:style-name="Default-title" draw:layer="backgroundobjects" svg:width="13.579cm" svg:height="11.136cm" svg:x="3.703cm" svg:y="2.256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7" draw:text-style-name="MP14" draw:layer="backgroundobjects" svg:width="9.108cm" svg:height="1.484cm" svg:x="0cm" svg:y="0cm" presentation:class="header">
          <draw:text-box>
            <text:p text:style-name="MP14"><presentation:header/></text:p>
          </draw:text-box>
        </draw:frame>
        <draw:frame presentation:style-name="Mpr7" draw:text-style-name="MP16" draw:layer="backgroundobjects" svg:width="9.108cm" svg:height="1.484cm" svg:x="11.879cm" svg:y="0cm" presentation:class="date-time">
          <draw:text-box>
            <text:p text:style-name="MP16"><presentation:date-time/></text:p>
          </draw:text-box>
        </draw:frame>
        <draw:frame presentation:style-name="Mpr8" draw:text-style-name="MP14" draw:layer="backgroundobjects" svg:width="9.108cm" svg:height="1.484cm" svg:x="0cm" svg:y="28.215cm" presentation:class="footer">
          <draw:text-box>
            <text:p text:style-name="MP14"><presentation:footer/></text:p>
          </draw:text-box>
        </draw:frame>
        <draw:frame presentation:style-name="Mpr8" draw:text-style-name="MP16" draw:layer="backgroundobjects" svg:width="9.108cm" svg:height="1.484cm" svg:x="11.879cm" svg:y="28.215cm" presentation:class="page-number">
          <draw:text-box>
            <text:p text:style-name="MP16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meta:creation-date>2011-12-26T10:52:32</meta:creation-date>
    <dc:language>fi-FI</dc:language>
    <meta:editing-cycles>3</meta:editing-cycles>
    <meta:editing-duration>PT38M53S</meta:editing-duration>
    <meta:initial-creator>zalim </meta:initial-creator>
    <dc:date>2011-12-26T11:31:22</dc:date>
    <dc:creator>zalim </dc:creator>
    <meta:document-statistic meta:object-count="6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4/share/template/en-US/presnt/Grey.otp"/>
  </office:meta>
</office:document-meta>
</file>